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6dd1" officeooo:paragraph-rsid="00086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)</text:p>
      <text:p text:style-name="P1"/>
      <text:p text:style-name="P1">Wörtlich - Die von der Herrin gerufenen Sklaven eilten nach Hause.</text:p>
      <text:p text:style-name="P1">Relativ – Die Sklaven, die von der Herrin gerufen wurden, eilten nach Hause.</text:p>
      <text:p text:style-name="P1">Adverbial – Weil die Sklaven von der Herrin gerufen wurden, eilten sie nach Hause.</text:p>
      <text:p text:style-name="P1">Beiordnung – Die Sklaven wurden von der Herrin gerufen und eilten deswegen nach Hause.</text:p>
      <text:p text:style-name="P1">Präpositional – Wegen des Rufen der Herrin, eilten die Sklaven nach Hause.</text:p>
      <text:p text:style-name="P1"/>
      <text:p text:style-name="P1">G)</text:p>
      <text:p text:style-name="P1"/>
      <text:p text:style-name="P1">scola – Schule</text:p>
      <text:p text:style-name="P1">miser – Misere</text:p>
      <text:p text:style-name="P1">public – publik</text:p>
      <text:p text:style-name="P1">instruere – Instruktionen</text:p>
      <text:p text:style-name="P1">respectare – respektieren</text:p>
      <text:p text:style-name="P1">rex – Rektor ?</text:p>
      <text:p text:style-name="P1">Censere - Zensu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21:13:58.161000000</meta:creation-date>
    <dc:date>2023-03-31T21:24:30.401000000</dc:date>
    <meta:editing-duration>PT10M33S</meta:editing-duration>
    <meta:editing-cycles>1</meta:editing-cycles>
    <meta:document-statistic meta:table-count="0" meta:image-count="0" meta:object-count="0" meta:page-count="1" meta:paragraph-count="14" meta:word-count="78" meta:character-count="511" meta:non-whitespace-character-count="437"/>
    <meta:generator>LibreOffice/7.4.4.2$Windows_X86_64 LibreOffice_project/85569322deea74ec9134968a29af2df5663baa21</meta:generator>
  </office:meta>
</office:document-meta>
</file>